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6.706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="0.74pt solid #000000"/>
    </style:style>
    <style:style style:name="ce13" style:family="table-cell" style:parent-style-name="Default" style:data-style-name="N107">
      <style:table-cell-properties fo:border="0.74pt solid #000000"/>
    </style:style>
    <style:style style:name="ce14" style:family="table-cell" style:parent-style-name="Default" style:data-style-name="N107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_taotie_robot_lumiere_04_2023-02-07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12"/>
        <table:table-column table:style-name="co11" table:default-cell-style-name="ce5"/>
        <table:table-column table:style-name="co12" table:default-cell-style-name="ce13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anufacturer Part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Supplier Par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0u</text:p>
          </table:table-cell>
          <table:table-cell office:value-type="string" calcext:value-type="string">
            <text:p>C2,C3,C4,C10</text:p>
          </table:table-cell>
          <table:table-cell office:value-type="string" calcext:value-type="string">
            <text:p>CAP-D6.3×F2.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];[.J2])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/>
            <text:p>  Led ir  15414194BA210</text:p>
          </table:table-cell>
          <table:table-cell office:value-type="string" calcext:value-type="string">
            <text:p>D1,D2,D3,D4,D5,D6,D7,D8,D9,D10,D11,D12,D13,D14,D15,D16,D17,D18,D19,D20,D21,D22,D23,D24</text:p>
          </table:table-cell>
          <table:table-cell office:value-type="string" calcext:value-type="string">
            <text:p>WL-SITW_154141XXBA210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15414194BA210</text:p>
          </table:table-cell>
          <table:table-cell office:value-type="string" calcext:value-type="string">
            <text:p>wurth electronic</text:p>
          </table:table-cell>
          <table:table-cell office:value-type="string" calcext:value-type="string">
            <text:p>farnell</text:p>
          </table:table-cell>
          <table:table-cell office:value-type="float" office:value="2900791" calcext:value-type="float">
            <text:p>2900791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<text:a xlink:href="https://fr.farnell.com/wurth-elektronik/15414194ba210/emetteur-infrarouge-940-nm-cms/dp/2900791" xlink:type="simple">https://fr.farnell.com/wurth-elektronik/15414194ba210/emetteur-infrarouge-940-nm-cms/dp/2900791</text:a></text:p>
          </table:table-cell>
          <table:table-cell table:formula="of:=PRODUCT([.E3];[.J3])" office:value-type="currency" office:currency="EUR" office:value="29.76" calcext:value-type="currency">
            <text:p>29,76 €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nnecteur S003</text:p>
          </table:table-cell>
          <table:table-cell office:value-type="string" calcext:value-type="string">
            <text:p>J1,J2,J4,J7</text:p>
          </table:table-cell>
          <table:table-cell office:value-type="string" calcext:value-type="string">
            <text:p>HDR-M-2.54_1X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office:value-type="float" office:value="9816" calcext:value-type="float">
            <text:p>9816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<text:a xlink:href="https://www.gotronic.fr/art-connecteur-s003-124.htm" xlink:type="simple">https://www.gotronic.fr/art-connecteur-s003-124.htm</text:a></text:p>
          </table:table-cell>
          <table:table-cell table:formula="of:=PRODUCT([.E4];[.J4])" office:value-type="currency" office:currency="EUR" office:value="0.48" calcext:value-type="currency">
            <text:p>0,48 €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river DRV_8825</text:p>
          </table:table-cell>
          <table:table-cell office:value-type="string" calcext:value-type="string">
            <text:p>M_ARRIERE_DROIT1,M_ARRIERE_GAUCHE1,M_AV_DROIT1,M_AV_GAUCHE1</text:p>
          </table:table-cell>
          <table:table-cell office:value-type="string" calcext:value-type="string">
            <text:p>DRV_8825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gotronic</text:p>
          </table:table-cell>
          <table:table-cell office:value-type="float" office:value="33334" calcext:value-type="float">
            <text:p>33334</text:p>
          </table:table-cell>
          <table:table-cell office:value-type="float" office:value="26.4" calcext:value-type="float">
            <text:p>26,40</text:p>
          </table:table-cell>
          <table:table-cell office:value-type="string" calcext:value-type="string">
            <text:p>https://www.gotronic.fr/art-driver-de-moteur-pas-a-pas-drv8825-2133-22273.htm</text:p>
          </table:table-cell>
          <table:table-cell table:formula="of:=PRODUCT([.E5];[.J5])" office:value-type="currency" office:currency="EUR" office:value="105.6" calcext:value-type="currency">
            <text:p>105,60 €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nnecteur VCC_I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-TH_2P-P5.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office:value-type="float" office:value="8090" calcext:value-type="float">
            <text:p>8090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https://www.gotronic.fr/art-bornier-sc02-4535.htm</text:p>
          </table:table-cell>
          <table:table-cell table:formula="of:=PRODUCT([.E6];[.J6])" office:value-type="currency" office:currency="EUR" office:value="0.6" calcext:value-type="currency">
            <text:p>0,60 €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sistance 10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7];[.J7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esistance 20</text:p>
          </table:table-cell>
          <table:table-cell office:value-type="string" calcext:value-type="string">
            <text:p>R_IR1,R_IR2,R_IR3,R_IR4,R_IR5,R_IR6,R_IR7,R_IR8,R_IR9,R_IR10,R_IR11,R_IR12</text:p>
          </table:table-cell>
          <table:table-cell office:value-type="string" calcext:value-type="string">
            <text:p>R2512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8];[.J8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SFET BUZ 1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table:style-name="ce8" office:value-type="float" office:value="2919" calcext:value-type="float">
            <text:p>2919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https://www.gotronic.fr/art-transistor-buz11-1979.htm</text:p>
          </table:table-cell>
          <table:table-cell table:formula="of:=PRODUCT([.E9];[.J9])" office:value-type="currency" office:currency="EUR" office:value="1.45" calcext:value-type="currency">
            <text:p>1,45 €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aspberry Pi Camera Module v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ASPBERRY PI CAMERA MODULE V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table:style-name="ce8" office:value-type="float" office:value="35379" calcext:value-type="float">
            <text:p>35379</text:p>
          </table:table-cell>
          <table:table-cell office:value-type="float" office:value="34.9" calcext:value-type="float">
            <text:p>34,90</text:p>
          </table:table-cell>
          <table:table-cell office:value-type="string" calcext:value-type="string">
            <text:p>https://www.gotronic.fr/art-camera-officielle-8-mpx-noir-rb-cam-v2ir-26775.htm</text:p>
          </table:table-cell>
          <table:table-cell table:formula="of:=PRODUCT([.E10];[.J10])" office:value-type="currency" office:currency="EUR" office:value="34.9" calcext:value-type="currency">
            <text:p>34,90 €</text:p>
          </table:table-cell>
        </table:table-row>
        <table:table-row table:style-name="ro2">
          <table:table-cell/>
          <table:table-cell office:value-type="string" calcext:value-type="string">
            <text:p>stepper nema 17HS15-0404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7HS15-0404S</text:p>
          </table:table-cell>
          <table:table-cell/>
          <table:table-cell office:value-type="string" calcext:value-type="string">
            <text:p>gotronic</text:p>
          </table:table-cell>
          <table:table-cell office:value-type="float" office:value="31116" calcext:value-type="float">
            <text:p>31116</text:p>
          </table:table-cell>
          <table:table-cell office:value-type="float" office:value="19.9" calcext:value-type="float">
            <text:p>19,90</text:p>
          </table:table-cell>
          <table:table-cell office:value-type="string" calcext:value-type="string">
            <text:p><text:a xlink:href="https://www.gotronic.fr/art-moteur-17hs15-0404s-18354.htm" xlink:type="simple">https://www.gotronic.fr/art-moteur-17hs15-0404s-18354.htm</text:a></text:p>
          </table:table-cell>
          <table:table-cell table:formula="of:=PRODUCT([.E11];[.J11])" office:value-type="currency" office:currency="EUR" office:value="79.6" calcext:value-type="currency">
            <text:p>79,60 €</text:p>
          </table:table-cell>
        </table:table-row>
        <table:table-row table:style-name="ro2">
          <table:table-cell/>
          <table:table-cell office:value-type="string" calcext:value-type="string">
            <text:p>roue omn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145" calcext:value-type="float">
            <text:p>14145</text:p>
          </table:table-cell>
          <table:table-cell office:value-type="string" calcext:value-type="string">
            <text:p>nexus robot</text:p>
          </table:table-cell>
          <table:table-cell office:value-type="string" calcext:value-type="string">
            <text:p>robotshop</text:p>
          </table:table-cell>
          <table:table-cell table:style-name="ce1" office:value-type="string" calcext:value-type="string">
            <text:p>RB-Nex-75 </text:p>
          </table:table-cell>
          <table:table-cell office:value-type="float" office:value="18.14" calcext:value-type="float">
            <text:p>18,14</text:p>
          </table:table-cell>
          <table:table-cell office:value-type="string" calcext:value-type="string">
            <text:p><text:a xlink:href="https://eu.robotshop.com/fr/products/60mm-aluminum-omni-wheel" xlink:type="simple">https://eu.robotshop.com/fr/products/60mm-aluminum-omni-wheel</text:a></text:p>
          </table:table-cell>
          <table:table-cell table:formula="of:=PRODUCT([.E12];[.J12])" office:value-type="currency" office:currency="EUR" office:value="72.56" calcext:value-type="currency">
            <text:p>72,56 €</text:p>
          </table:table-cell>
        </table:table-row>
        <table:table-row table:style-name="ro2">
          <table:table-cell/>
          <table:table-cell office:value-type="string" calcext:value-type="string">
            <text:p>verin elec</text:p>
          </table:table-cell>
          <table:table-cell office:value-type="string" calcext:value-type="string">
            <text:p>Actionneur linéaire L12-50-6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12-50-6R</text:p>
          </table:table-cell>
          <table:table-cell office:value-type="string" calcext:value-type="string">
            <text:p>firgelli</text:p>
          </table:table-cell>
          <table:table-cell office:value-type="string" calcext:value-type="string">
            <text:p>gotronic</text:p>
          </table:table-cell>
          <table:table-cell office:value-type="float" office:value="25536" calcext:value-type="float">
            <text:p>25536</text:p>
          </table:table-cell>
          <table:table-cell office:value-type="float" office:value="99.9" calcext:value-type="float">
            <text:p>99,90</text:p>
          </table:table-cell>
          <table:table-cell office:value-type="string" calcext:value-type="string">
            <text:p>https://www.gotronic.fr/art-actionneur-lineaire-l12-50-6r-12148.htm</text:p>
          </table:table-cell>
          <table:table-cell table:formula="of:=PRODUCT([.E13];[.J13])" office:value-type="currency" office:currency="EUR" office:value="399.6" calcext:value-type="currency">
            <text:p>399,60 €</text:p>
          </table:table-cell>
        </table:table-row>
        <table:table-row table:style-name="ro2">
          <table:table-cell table:number-columns-repeated="11"/>
          <table:table-cell table:formula="of:=PRODUCT([.E14];[.J14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0u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D8.0×F3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15];[.J15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Condensateur </text:span>1000u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-D10.0×F5.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16];[.J16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Condensateur </text:span>180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-D8.0×F3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17];[.J17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Condensateur </text:span>0.33u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18];[.J18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Condensateur </text:span>0.1u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19];[.J19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nnecteur 39-29-1028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39-29-1028_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30-1020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farnell</text:p>
          </table:table-cell>
          <table:table-cell office:value-type="float" office:value="9963367" calcext:value-type="float">
            <text:p>9963367</text:p>
          </table:table-cell>
          <table:table-cell office:value-type="float" office:value="0.828" calcext:value-type="float">
            <text:p>0,83</text:p>
          </table:table-cell>
          <table:table-cell office:value-type="string" calcext:value-type="string">
            <text:p>https://fr.farnell.com/molex/39301020/connecteur-header-2-voies-2-rangs/dp/9963367?ost=39-30-1020</text:p>
          </table:table-cell>
          <table:table-cell table:formula="of:=PRODUCT([.E20];[.J20])" office:value-type="currency" office:currency="EUR" office:value="0.828" calcext:value-type="currency">
            <text:p>0,83 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iode MBR360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-201AD_BD5.3-L8.4-P12.50-D1.4-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360G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farnell </text:p>
          </table:table-cell>
          <table:table-cell office:value-type="float" office:value="2535570" calcext:value-type="float">
            <text:p>2535570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<text:a xlink:href="https://fr.farnell.com/on-semiconductor/mbr360g/diode-schottky-3a-60v-axial/dp/2535570?ost=mbr360g" xlink:type="simple">https://fr.farnell.com/on-semiconductor/mbr360g/diode-schottky-3a-60v-axial/dp/2535570?ost=mbr360g</text:a></text:p>
          </table:table-cell>
          <table:table-cell table:formula="of:=PRODUCT([.E21];[.J21])" office:value-type="currency" office:currency="EUR" office:value="0.7" calcext:value-type="currency">
            <text:p>0,70 €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Regulateur LM2576D2TR4-3.3G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NCP5663DSADJR4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    LM2576D2TR4-3.3G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/>
            <text:p>    2534185 </text:p>
          </table:table-cell>
          <table:table-cell office:value-type="float" office:value="3.37" calcext:value-type="float">
            <text:p>3,37</text:p>
          </table:table-cell>
          <table:table-cell office:value-type="string" calcext:value-type="string">
            <text:p><text:a xlink:href="https://fr.farnell.com/on-semiconductor/lm2576d2tr4-3-3g/convertisseur-dc-dc-buck-52khz/dp/2534185?st=lm2576d2tr4-3.3g" xlink:type="simple">https://fr.farnell.com/on-semiconductor/lm2576d2tr4-3-3g/convertisseur-dc-dc-buck-52khz/dp/2534185?st=lm2576d2tr4-3.3g</text:a></text:p>
          </table:table-cell>
          <table:table-cell table:formula="of:=PRODUCT([.E22];[.J22])" office:value-type="currency" office:currency="EUR" office:value="3.37" calcext:value-type="currency">
            <text:p>3,37 €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obine 100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PM120120X102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S1210-104KED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farnell</text:p>
          </table:table-cell>
          <table:table-cell office:value-type="float" office:value="2288307" calcext:value-type="float">
            <text:p>2288307</text:p>
          </table:table-cell>
          <table:table-cell office:value-type="float" office:value="2.904" calcext:value-type="float">
            <text:p>2,90</text:p>
          </table:table-cell>
          <table:table-cell office:value-type="string" calcext:value-type="string">
            <text:p>https://fr.farnell.com/coilcraft/mss1210-104ked/inductance-100uh-3-4a-10-pwr-3/dp/2288307?ost=mss1210-104keb&amp;iscrfnonsku=true</text:p>
          </table:table-cell>
          <table:table-cell table:formula="of:=PRODUCT([.E23];[.J23])" office:value-type="currency" office:currency="EUR" office:value="2.904" calcext:value-type="currency">
            <text:p>2,90 €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ED-TH-5mm_G</text:p>
          </table:table-cell>
          <table:table-cell office:value-type="string" calcext:value-type="string">
            <text:p>LED1,LED2,LED3,LED4</text:p>
          </table:table-cell>
          <table:table-cell office:value-type="string" calcext:value-type="string">
            <text:p>LED-TH_BD5.0_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3-2SYGD/S530-E2</text:p>
          </table:table-cell>
          <table:table-cell table:number-columns-repeated="5"/>
          <table:table-cell table:formula="of:=PRODUCT([.E24];[.J24])" office:value-type="currency" office:currency="EUR" office:value="4" calcext:value-type="currency">
            <text:p>4,00 €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gulateur R-746.5D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ONV_R-746.5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-746.5P 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rs</text:p>
          </table:table-cell>
          <table:table-cell table:style-name="ce7" office:value-type="string" calcext:value-type="string">
            <text:p>828-9276 </text:p>
          </table:table-cell>
          <table:table-cell office:value-type="float" office:value="37.49" calcext:value-type="float">
            <text:p>37,49</text:p>
          </table:table-cell>
          <table:table-cell office:value-type="string" calcext:value-type="string">
            <text:p><text:a xlink:href="https://fr.rs-online.com/web/p/regulateurs-a-decoupage/8289276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832382D39323736267365617263685F6B6579776F72645F6170703D38323839323736267365617263685F636F6E6669673D3126&amp;searchHistory=%7B%22enabled%22%3Atrue%7D" xlink:type="simple">https://fr.rs-online.com/web/p/regulateurs-a-decoupage/8289276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832382D39323736267365617263685F6B6579776F72645F6170703D38323839323736267365617263685F636F6E6669673D3126&amp;searchHistory=%7B%22enabled%22%3Atrue%7D</text:a></text:p>
          </table:table-cell>
          <table:table-cell table:formula="of:=PRODUCT([.E25];[.J25])" office:value-type="currency" office:currency="EUR" office:value="37.49" calcext:value-type="currency">
            <text:p>37,49 €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Resistance 80</text:p>
          </table:table-cell>
          <table:table-cell office:value-type="string" calcext:value-type="string">
            <text:p>R1,R2,R3,R31</text:p>
          </table:table-cell>
          <table:table-cell table:style-name="ce6" office:value-type="string" calcext:value-type="string">
            <text:p>R120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6];[.J26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Resistance </text:span>11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7];[.J27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Resistance </text:span>25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8];[.J28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Resistance </text:span>0.25</text:p>
          </table:table-cell>
          <table:table-cell office:value-type="string" calcext:value-type="string">
            <text:p>R6,R7,R8</text:p>
          </table:table-cell>
          <table:table-cell office:value-type="string" calcext:value-type="string">
            <text:p>R_AXIAL-0.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9];[.J29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Resistance </text:span>10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30];[.J30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Resistance </text:span>1k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31];[.J31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SFET BUZ 1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table:style-name="ce8" office:value-type="float" office:value="2919" calcext:value-type="float">
            <text:p>2919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https://www.gotronic.fr/art-transistor-buz11-1979.htm</text:p>
          </table:table-cell>
          <table:table-cell table:formula="of:=PRODUCT([.E32];[.J32])" office:value-type="currency" office:currency="EUR" office:value="1.45" calcext:value-type="currency">
            <text:p>1,45 €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ASPBERRY PI 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ASPBERRY PI 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office:value-type="float" office:value="36838" calcext:value-type="float">
            <text:p>36838</text:p>
          </table:table-cell>
          <table:table-cell office:value-type="float" office:value="99.9" calcext:value-type="float">
            <text:p>99,90</text:p>
          </table:table-cell>
          <table:table-cell office:value-type="string" calcext:value-type="string">
            <text:p>https://www.gotronic.fr/art-carte-raspberry-pi-4-b-8-gb-31984.htm</text:p>
          </table:table-cell>
          <table:table-cell table:formula="of:=PRODUCT([.E33];[.J33])" office:value-type="currency" office:currency="EUR" office:value="99.9" calcext:value-type="currency">
            <text:p>99,90 €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eensy3.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EENSY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 3.2</text:p>
          </table:table-cell>
          <table:table-cell/>
          <table:table-cell office:value-type="string" calcext:value-type="string">
            <text:p>gotronic</text:p>
          </table:table-cell>
          <table:table-cell office:value-type="float" office:value="34516" calcext:value-type="float">
            <text:p>34516</text:p>
          </table:table-cell>
          <table:table-cell office:value-type="float" office:value="29.7" calcext:value-type="float">
            <text:p>29,70</text:p>
          </table:table-cell>
          <table:table-cell office:value-type="string" calcext:value-type="string">
            <text:p>https://www.gotronic.fr/art-carte-teensy-3-2-25052.htm</text:p>
          </table:table-cell>
          <table:table-cell table:formula="of:=PRODUCT([.E34];[.J34])" office:value-type="currency" office:currency="EUR" office:value="29.7" calcext:value-type="currency">
            <text:p>29,70 €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outon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KRS0610_BY_HOFF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S0610</text:p>
          </table:table-cell>
          <table:table-cell/>
          <table:table-cell office:value-type="string" calcext:value-type="string">
            <text:p>gotronic</text:p>
          </table:table-cell>
          <table:table-cell table:style-name="ce8" office:value-type="float" office:value="7127" calcext:value-type="float">
            <text:p>7127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https://www.gotronic.fr/art-bp-subminiature-krs0610-4269.htm</text:p>
          </table:table-cell>
          <table:table-cell table:formula="of:=PRODUCT([.E35];[.J35])" office:value-type="currency" office:currency="EUR" office:value="0.3" calcext:value-type="currency">
            <text:p>0,30 €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egulateur 7805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O-220-3_L10.0-W4.5-P2.54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CV-DG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gotronic</text:p>
          </table:table-cell>
          <table:table-cell office:value-type="float" office:value="2450" calcext:value-type="float">
            <text:p>2450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https://www.gotronic.fr/art-l7805cv-1578.htm</text:p>
          </table:table-cell>
          <table:table-cell table:formula="of:=PRODUCT([.E36];[.J36])" office:value-type="currency" office:currency="EUR" office:value="0.5" calcext:value-type="currency">
            <text:p>0,50 €</text:p>
          </table:table-cell>
        </table:table-row>
        <table:table-row table:style-name="ro2">
          <table:table-cell table:number-columns-repeated="11"/>
          <table:table-cell table:formula="of:=PRODUCT([.E37];[.J37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11"/>
          <table:table-cell table:formula="of:=PRODUCT([.E38];[.J38])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office:value-type="string" calcext:value-type="string">
            <text:p>CREE XM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MLBWT-00-0000-0000T5051</text:p>
          </table:table-cell>
          <table:table-cell table:style-name="ce7" office:value-type="string" calcext:value-type="string">
            <text:p><text:a xlink:href="https://fr.farnell.com/b/cree-led" xlink:type="simple">CREE LED</text:a> </text:p>
          </table:table-cell>
          <table:table-cell office:value-type="string" calcext:value-type="string">
            <text:p>farnell</text:p>
          </table:table-cell>
          <table:table-cell office:value-type="float" office:value="2430068" calcext:value-type="float">
            <text:p>2430068</text:p>
          </table:table-cell>
          <table:table-cell office:value-type="float" office:value="3.88" calcext:value-type="float">
            <text:p>3,88</text:p>
          </table:table-cell>
          <table:table-cell office:value-type="string" calcext:value-type="string">
            <text:p><text:a xlink:href="https://fr.farnell.com/cree/xmlbwt-00-0000-0000t5051/led-haute-lumiblanc-froid-6200k/dp/2430068" xlink:type="simple">https://fr.farnell.com/cree/xmlbwt-00-0000-0000t5051/led-haute-lumiblanc-froid-6200k/dp/2430068</text:a></text:p>
          </table:table-cell>
          <table:table-cell table:formula="of:=PRODUCT([.E39];[.J39])" office:value-type="currency" office:currency="EUR" office:value="3.88" calcext:value-type="currency">
            <text:p>3,88 €</text:p>
          </table:table-cell>
        </table:table-row>
        <table:table-row table:style-name="ro2">
          <table:table-cell table:number-columns-repeated="11"/>
          <table:table-cell table:formula="of:=PRODUCT([.E40];[.J4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11"/>
          <table:table-cell table:formula="of:=PRODUCT([.E41];[.J41])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office:value-type="string" calcext:value-type="string">
            <text:p>interrupteur</text:p>
          </table:table-cell>
          <table:table-cell table:number-columns-repeated="6"/>
          <table:table-cell office:value-type="float" office:value="7179" calcext:value-type="float">
            <text:p>7179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<text:a xlink:href="https://www.gotronic.fr/art-inverseur-unipolaire-esp101-4310.htm" xlink:type="simple">https://www.gotronic.fr/art-inverseur-unipolaire-esp101-4310.htm</text:a></text:p>
          </table:table-cell>
          <table:table-cell table:formula="of:=PRODUCT([.E42];[.J42])" office:value-type="currency" office:currency="EUR" office:value="0.95" calcext:value-type="currency">
            <text:p>0,95 €</text:p>
          </table:table-cell>
        </table:table-row>
        <table:table-row table:style-name="ro2">
          <table:table-cell/>
          <table:table-cell office:value-type="string" calcext:value-type="string">
            <text:p>porte batteri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4x18650PCBHOL </text:p>
          </table:table-cell>
          <table:table-cell table:style-name="ce9" office:value-type="string" calcext:value-type="string">
            <text:p>Blossom</text:p>
          </table:table-cell>
          <table:table-cell office:value-type="string" calcext:value-type="string">
            <text:p>tinytronics</text:p>
          </table:table-cell>
          <table:table-cell table:style-name="ce7" office:value-type="float" office:value="693" calcext:value-type="float">
            <text:p>693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https://www.tinytronics.nl/shop/en/power/battery-holders-and-clips/18650/4x-18650-battery-holder-for-pcb</text:p>
          </table:table-cell>
          <table:table-cell table:formula="of:=PRODUCT([.E43];[.J43])" office:value-type="currency" office:currency="EUR" office:value="36" calcext:value-type="currency">
            <text:p>36,00 €</text:p>
          </table:table-cell>
        </table:table-row>
        <table:table-row table:style-name="ro6">
          <table:table-cell/>
          <table:table-cell office:value-type="string" calcext:value-type="string">
            <text:p>batterie </text:p>
            <text:p>Samsung 18650 Li-ion Battery - 2900mAh- 8.25A – INR18650-29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INR18650-29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inytronics</text:p>
          </table:table-cell>
          <table:table-cell table:style-name="ce8" office:value-type="float" office:value="1582" calcext:value-type="float">
            <text:p>1582</text:p>
          </table:table-cell>
          <table:table-cell office:value-type="float" office:value="5.5" calcext:value-type="float">
            <text:p>5,50</text:p>
          </table:table-cell>
          <table:table-cell office:value-type="string" calcext:value-type="string">
            <text:p>https://www.tinytronics.nl/shop/en/power/batteries/18650/samsung-18650-li-ion-battery-2900mah-8.25a-inr18650-29e</text:p>
          </table:table-cell>
          <table:table-cell table:formula="of:=PRODUCT([.E44];[.J44])" office:value-type="currency" office:currency="EUR" office:value="176" calcext:value-type="currency">
            <text:p>176,00 €</text:p>
          </table:table-cell>
        </table:table-row>
        <table:table-row table:style-name="ro2">
          <table:table-cell table:number-columns-repeated="11"/>
          <table:table-cell table:formula="of:=PRODUCT([.E45];[.J4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11"/>
          <table:table-cell table:formula="of:=PRODUCT([.E46];[.J46])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LCPCB</text:p>
          </table:table-cell>
          <table:table-cell/>
          <table:table-cell office:value-type="float" office:value="24" calcext:value-type="float">
            <text:p>24,00</text:p>
          </table:table-cell>
          <table:table-cell/>
          <table:table-cell table:formula="of:=PRODUCT([.E47];[.J47])" office:value-type="currency" office:currency="EUR" office:value="24" calcext:value-type="currency">
            <text:p>24,00 €</text:p>
          </table:table-cell>
        </table:table-row>
        <table:table-row table:style-name="ro2" table:number-rows-repeated="7">
          <table:table-cell/>
          <table:table-cell table:style-name="Default" table:number-columns-repeated="11"/>
        </table:table-row>
        <table:table-row table:style-name="ro5">
          <table:table-cell/>
          <table:table-cell table:style-name="Default" table:number-columns-repeated="5"/>
          <table:table-cell table:style-name="ce10" office:value-type="string" calcext:value-type="string">
            <text:p>TOTAL</text:p>
          </table:table-cell>
          <table:table-cell table:style-name="Default" table:number-columns-repeated="4"/>
          <table:table-cell table:style-name="ce14" table:formula="of:=SUM([.L2:.L54])" office:value-type="currency" office:currency="EUR" office:value="1146.522" calcext:value-type="currency">
            <text:p>1 146,52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11:02:25.712000000</dc:date>
    <meta:editing-duration>PT1H8M22S</meta:editing-duration>
    <meta:editing-cycles>9</meta:editing-cycles>
    <meta:generator>LibreOffice/7.3.4.2$Windows_X86_64 LibreOffice_project/728fec16bd5f605073805c3c9e7c4212a0120dc5</meta:generator>
    <meta:document-statistic meta:table-count="1" meta:cell-count="368" meta:object-count="0"/>
  </office:meta>
</office:document-meta>
</file>